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0A0000000A26760946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P3" style:family="paragraph" style:parent-style-name="Standard">
      <style:paragraph-properties fo:margin-left="1.27cm" fo:margin-right="0cm" fo:line-height="115%" fo:text-indent="0cm" style:auto-text-indent="false" fo:break-before="auto" fo:break-after="auto" style:writing-mode="lr-tb"/>
    </style:style>
    <style:style style:name="P4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5" style:family="paragraph" style:parent-style-name="Standard">
      <style:paragraph-properties fo:margin-left="0cm" fo:margin-right="0cm" fo:line-height="115%" fo:text-indent="0cm" style:auto-text-indent="false" fo:break-before="auto" fo:break-after="auto" style:writing-mode="lr-tb"/>
    </style:style>
    <style:style style:name="P6" style:family="paragraph" style:parent-style-name="Heading_20_3">
      <style:paragraph-properties fo:line-height="115%" fo:break-before="auto" fo:break-after="auto" style:writing-mode="lr-tb"/>
    </style:style>
    <style:style style:name="P7" style:family="paragraph" style:parent-style-name="Title" style:master-page-name="Standard">
      <style:paragraph-properties fo:line-height="115%" style:page-number="auto" fo:break-before="auto" fo:break-after="auto" style:writing-mode="lr-tb"/>
    </style:style>
    <style:style style:name="P8" style:family="paragraph" style:parent-style-name="Heading_20_2">
      <style:paragraph-properties fo:line-height="115%" fo:break-before="auto" fo:break-after="auto" style:writing-mode="lr-tb"/>
    </style:style>
    <style:style style:name="P9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10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11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12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Verdana" fo:font-size="8pt" fo:font-weight="bold" fo:background-color="#ffffff" style:font-name-asian="Verdana" style:font-size-asian="8pt" style:font-weight-asian="bold" style:font-name-complex="Verdana" style:font-size-complex="8pt" style:font-weight-complex="bold"/>
    </style:style>
    <style:style style:name="T4" style:family="text">
      <style:text-properties style:font-name="Verdana" fo:font-size="8pt" fo:background-color="#ffffff" style:font-name-asian="Verdana" style:font-size-asian="8pt" style:font-name-complex="Verdana" style:font-size-complex="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language="sv" fo:country="SE" style:font-size-asian="24pt" style:font-size-complex="24pt"/>
    </style:style>
    <style:style style:name="T7" style:family="text">
      <style:text-properties fo:language="sv" fo:country="SE"/>
    </style:style>
    <style:style style:name="fr1" style:family="graphic" style:parent-style-name="Graphics">
      <style:graphic-properties fo:margin-left="0.053cm" fo:margin-right="0.053cm" fo:margin-top="0.053cm" fo:margin-bottom="0.053cm" style:run-through="foreground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h.cweglnza63tu"/>Testfall - <text:line-break/><text:span text:style-name="T6">Småföretagsanpassat WordPresstema</text:span><text:span text:style-name="T7"> </text:span></text:p>
      <text:h text:style-name="P8" text:outline-level="10"><text:bookmark text:name="h.1vd8zt6jzrh9"/>TF <text:a xlink:type="simple" xlink:href="https://github.com/mg222cd/Uppgift-234/blob/master/Användningsfall.odt">AF1.1 Huvudscenario</text:a></text:h>
      <text:p text:style-name="P1">I detta testfall är målet att undersöka så att en enkel retur kan genomföras givet de olika returreglerna för: “Öppet köp”, “Garantiretur”, “Felaktig vara/Skada vid leverans”</text:p>
      <text:h text:style-name="P6" text:outline-level="10"><text:bookmark text:name="h.x79aziiftxpo"/>Förkrav</text:h>
      <text:p text:style-name="P1">Initialisera testmiljöns databas. Gå till testsidan: test.tid.nu. Logga in med anvnamn: nisse, lösen essin</text:p>
      <text:h text:style-name="P6" text:outline-level="10"><text:bookmark text:name="h.egfowxortgdq"/>Efterkrav</text:h>
      <text:p text:style-name="P1">Kontrollera att ett nytt returärende med id 123_1 finns i databasen. När fler funktioner blir tillgängliga kan detta utökas till att kontrollera att returen finns tillgänglig för support, returhanterare och kunden själv.</text:p>
      <text:h text:style-name="P6" text:outline-level="10"><text:bookmark text:name="h.yle8c3xcpfmf"/>Scenario</text:h>
      <text:p text:style-name="P1">1. “Mitt Konto”:“Returnera Vara”</text:p>
      <text:p text:style-name="P1">4. 2 beställningar visas med beställnignsnummer: 123 och 456</text:p>
      <text:p text:style-name="P1">5. Välj beställning 123, välj vara “Casio Collection”</text:p>
      <text:p text:style-name="P1">6. <text:a xlink:type="simple" xlink:href="#id.j1b1yk5wkco3"><text:span text:style-name="T1">Varuinformation</text:span></text:a><text:a xlink:type="simple" xlink:href="#id.j1b1yk5wkco3"><text:span text:style-name="T1"> </text:span></text:a><text:a xlink:type="simple" xlink:href="#id.j1b1yk5wkco3"><text:span text:style-name="T1">presenteras</text:span></text:a> med returskäl: “Öppet Köp”, “Garantiretur”, “Annat skäl”</text:p>
      <text:p text:style-name="P1">7. Välj 1 styck, Öppet köp och klicka “Returnera denna vara”</text:p>
      <text:p text:style-name="P1">8. Systemet visar att 1 styck Casio Collection skall returneras med öppet köp fraktkostnad 50 sek, tid 5 arbetsdagar.</text:p>
      <text:p text:style-name="P1">9. Klicka “Påbörja Retur”</text:p>
      <text:p text:style-name="P1">10. Returid 123_1 och en fraktsedel presenteras (skriv ut denna och kontrollera att den ser bra ut vid utskrift)</text:p>
      <text:p text:style-name="P1"/>
      <text:p text:style-name="P1">7a Välj “Garanti Retur”</text:p>
      <text:p text:style-name="P3">1. Systemet visar att 1 styck Casio Collection skall returneras med öppet köp fraktkostnad 50 sek, tid 10 arbetsdagar.</text:p>
      <text:p text:style-name="P3"><text:span text:style-name="T2">Gå</text:span><text:span text:style-name="T2"> </text:span><text:span text:style-name="T2">till</text:span><text:span text:style-name="T2"> </text:span><text:span text:style-name="T2">steg</text:span><text:span text:style-name="T2"> 9</text:span></text:p>
      <text:p text:style-name="P1"/>
      <text:p text:style-name="P1">5a Välj beställning 456, välj vara “Diesel Little Daddy”</text:p>
      <text:p text:style-name="P3">1. <text:a xlink:type="simple" xlink:href="#id.qfuzam5aoira"><text:span text:style-name="T1">Varuinformation</text:span></text:a><text:a xlink:type="simple" xlink:href="#id.qfuzam5aoira"><text:span text:style-name="T1"> </text:span></text:a><text:a xlink:type="simple" xlink:href="#id.qfuzam5aoira"><text:span text:style-name="T1">presenteras</text:span></text:a> med returskäl “Felaktig vara/Skada vid leverans”, “Öppet Köp”, “Garantiretur”, “Annat skäl”</text:p>
      <text:p text:style-name="P4">2. Välj 1 styck, “Felaktig vara/Skada vid leverans” och klicka “Returnera denna vara”</text:p>
      <text:p text:style-name="P3"><text:soft-page-break/>3. Systemet visar att 1 styck “Diesel Little Daddy” skall returneras p.g.a “Felaktig vara /Skada vid leverans”: fraktkostnad 50 sek, tid 5 arbetsdagar.</text:p>
      <text:p text:style-name="P3"><text:span text:style-name="T2">Gå</text:span><text:span text:style-name="T2"> </text:span><text:span text:style-name="T2">till</text:span><text:span text:style-name="T2"> </text:span><text:span text:style-name="T2">Steg</text:span><text:span text:style-name="T2"> 9</text:span><text:bookmark text:name="id.d5bzrkk7jq50"/></text:p>
      <text:h text:style-name="P8" text:outline-level="10"><text:bookmark text:name="h.cj3n51kuo9vi"/>TF <text:a xlink:type="simple" xlink:href="https://docs.google.com/document/d/1kghGhxnfJfTJy0a5XKND_J4SzOxsHpNTAh-y_2Mh7Ew/edit#bookmark=id.xyao05r76c3v"><text:span text:style-name="T1">AF</text:span></text:a><text:a xlink:type="simple" xlink:href="https://docs.google.com/document/d/1kghGhxnfJfTJy0a5XKND_J4SzOxsHpNTAh-y_2Mh7Ew/edit#bookmark=id.xyao05r76c3v"><text:span text:style-name="T1">1.1 2</text:span></text:a><text:a xlink:type="simple" xlink:href="https://docs.google.com/document/d/1kghGhxnfJfTJy0a5XKND_J4SzOxsHpNTAh-y_2Mh7Ew/edit#bookmark=id.xyao05r76c3v"><text:span text:style-name="T1">a</text:span></text:a><text:a xlink:type="simple" xlink:href="https://docs.google.com/document/d/1kghGhxnfJfTJy0a5XKND_J4SzOxsHpNTAh-y_2Mh7Ew/edit#bookmark=id.xyao05r76c3v"><text:span text:style-name="T1"> </text:span></text:a><text:a xlink:type="simple" xlink:href="https://docs.google.com/document/d/1kghGhxnfJfTJy0a5XKND_J4SzOxsHpNTAh-y_2Mh7Ew/edit#bookmark=id.xyao05r76c3v"><text:span text:style-name="T1">Order</text:span></text:a><text:a xlink:type="simple" xlink:href="https://docs.google.com/document/d/1kghGhxnfJfTJy0a5XKND_J4SzOxsHpNTAh-y_2Mh7Ew/edit#bookmark=id.xyao05r76c3v"><text:span text:style-name="T1">/</text:span></text:a><text:a xlink:type="simple" xlink:href="https://docs.google.com/document/d/1kghGhxnfJfTJy0a5XKND_J4SzOxsHpNTAh-y_2Mh7Ew/edit#bookmark=id.xyao05r76c3v"><text:span text:style-name="T1">Lager</text:span></text:a><text:a xlink:type="simple" xlink:href="https://docs.google.com/document/d/1kghGhxnfJfTJy0a5XKND_J4SzOxsHpNTAh-y_2Mh7Ew/edit#bookmark=id.xyao05r76c3v"><text:span text:style-name="T1">/</text:span></text:a><text:a xlink:type="simple" xlink:href="https://docs.google.com/document/d/1kghGhxnfJfTJy0a5XKND_J4SzOxsHpNTAh-y_2Mh7Ew/edit#bookmark=id.xyao05r76c3v"><text:span text:style-name="T1">Fakturering</text:span></text:a><text:a xlink:type="simple" xlink:href="https://docs.google.com/document/d/1kghGhxnfJfTJy0a5XKND_J4SzOxsHpNTAh-y_2Mh7Ew/edit#bookmark=id.xyao05r76c3v"><text:span text:style-name="T1"> </text:span></text:a><text:a xlink:type="simple" xlink:href="https://docs.google.com/document/d/1kghGhxnfJfTJy0a5XKND_J4SzOxsHpNTAh-y_2Mh7Ew/edit#bookmark=id.xyao05r76c3v"><text:span text:style-name="T1">Felhantering</text:span></text:a></text:h>
      <text:p text:style-name="P1">Testar felhantering vid kommunikation med order/lager/fakturering. Flexibel lösning behövs för att kunna ändra inställningar i RetSys för att få fel, kanske även en egen implementation som svarar med olika felmeddelanden.</text:p>
      <text:h text:style-name="P6" text:outline-level="10"><text:bookmark text:name="h.vdmhp6ooe9nw"/>Förkrav</text:h>
      <text:p text:style-name="P1">Initialisera testmiljöns databas, ändra URL för kontaktförfrågan till Order/Lager/Fakturering till “https://olf.tid.nu/test_error”. Gå till testsidan: test.tid.nu.</text:p>
      <text:p text:style-name="P1">Logga in med anvnamn: nisse, lösen essin.</text:p>
      <text:h text:style-name="P6" text:outline-level="10"><text:bookmark text:name="h.p91u4e7swlno"/>Efterkrav</text:h>
      <text:p text:style-name="P1">Kontrollera att ett felmeddelande avseende felet har sparats i filen error.log med tidpunkt och kundid: 17</text:p>
      <text:h text:style-name="P6" text:outline-level="10"><text:bookmark text:name="h.93ynu9acyxe4"/>Scenario</text:h>
      <text:p text:style-name="P1">1. “Mitt Konto”:“Returnera Vara”</text:p>
      <text:p text:style-name="P5">2. Felmeddelande.</text:p>
      <text:p text:style-name="P4"><text:bookmark text:name="id.30687wqol70p"/></text:p>
      <text:h text:style-name="P8" text:outline-level="10"><text:bookmark text:name="h.av2gqqhx980s"/>TF <text:a xlink:type="simple" xlink:href="https://docs.google.com/document/d/1kghGhxnfJfTJy0a5XKND_J4SzOxsHpNTAh-y_2Mh7Ew/edit#bookmark=id.ltq78egzpfg2"><text:span text:style-name="T1">AF</text:span></text:a><text:a xlink:type="simple" xlink:href="https://docs.google.com/document/d/1kghGhxnfJfTJy0a5XKND_J4SzOxsHpNTAh-y_2Mh7Ew/edit#bookmark=id.ltq78egzpfg2"><text:span text:style-name="T1"> 1.1 4</text:span></text:a><text:a xlink:type="simple" xlink:href="https://docs.google.com/document/d/1kghGhxnfJfTJy0a5XKND_J4SzOxsHpNTAh-y_2Mh7Ew/edit#bookmark=id.ltq78egzpfg2"><text:span text:style-name="T1">a</text:span></text:a><text:a xlink:type="simple" xlink:href="https://docs.google.com/document/d/1kghGhxnfJfTJy0a5XKND_J4SzOxsHpNTAh-y_2Mh7Ew/edit#bookmark=id.ltq78egzpfg2"><text:span text:style-name="T1"> </text:span></text:a><text:a xlink:type="simple" xlink:href="https://docs.google.com/document/d/1kghGhxnfJfTJy0a5XKND_J4SzOxsHpNTAh-y_2Mh7Ew/edit#bookmark=id.ltq78egzpfg2"><text:span text:style-name="T1">Inga</text:span></text:a><text:a xlink:type="simple" xlink:href="https://docs.google.com/document/d/1kghGhxnfJfTJy0a5XKND_J4SzOxsHpNTAh-y_2Mh7Ew/edit#bookmark=id.ltq78egzpfg2"><text:span text:style-name="T1"> </text:span></text:a><text:a xlink:type="simple" xlink:href="https://docs.google.com/document/d/1kghGhxnfJfTJy0a5XKND_J4SzOxsHpNTAh-y_2Mh7Ew/edit#bookmark=id.ltq78egzpfg2"><text:span text:style-name="T1">möjliga</text:span></text:a><text:a xlink:type="simple" xlink:href="https://docs.google.com/document/d/1kghGhxnfJfTJy0a5XKND_J4SzOxsHpNTAh-y_2Mh7Ew/edit#bookmark=id.ltq78egzpfg2"><text:span text:style-name="T1"> </text:span></text:a><text:a xlink:type="simple" xlink:href="https://docs.google.com/document/d/1kghGhxnfJfTJy0a5XKND_J4SzOxsHpNTAh-y_2Mh7Ew/edit#bookmark=id.ltq78egzpfg2"><text:span text:style-name="T1">returer</text:span></text:a></text:h>
      <text:p text:style-name="P5">Avser att testa så att ett supportärende kan hanteras om kunden har levererade beställningar men inga produkter som kan returneras givet gällande regler.</text:p>
      <text:p text:style-name="P1"><text:bookmark text:name="id.6tc5ndrsva0t"/></text:p>
      <text:h text:style-name="P8" text:outline-level="10"><text:bookmark text:name="h.fq98vt9thijx"/>TF <text:a xlink:type="simple" xlink:href="https://docs.google.com/document/d/1kghGhxnfJfTJy0a5XKND_J4SzOxsHpNTAh-y_2Mh7Ew/edit#bookmark=id.t9jq5zd2ju50"><text:span text:style-name="T1">AF</text:span></text:a><text:a xlink:type="simple" xlink:href="https://docs.google.com/document/d/1kghGhxnfJfTJy0a5XKND_J4SzOxsHpNTAh-y_2Mh7Ew/edit#bookmark=id.t9jq5zd2ju50"><text:span text:style-name="T1"> 1.1 7</text:span></text:a><text:a xlink:type="simple" xlink:href="https://docs.google.com/document/d/1kghGhxnfJfTJy0a5XKND_J4SzOxsHpNTAh-y_2Mh7Ew/edit#bookmark=id.t9jq5zd2ju50"><text:span text:style-name="T1">a</text:span></text:a><text:a xlink:type="simple" xlink:href="https://docs.google.com/document/d/1kghGhxnfJfTJy0a5XKND_J4SzOxsHpNTAh-y_2Mh7Ew/edit#bookmark=id.t9jq5zd2ju50"><text:span text:style-name="T1">, 10</text:span></text:a><text:a xlink:type="simple" xlink:href="https://docs.google.com/document/d/1kghGhxnfJfTJy0a5XKND_J4SzOxsHpNTAh-y_2Mh7Ew/edit#bookmark=id.t9jq5zd2ju50"><text:span text:style-name="T1">a</text:span></text:a><text:a xlink:type="simple" xlink:href="https://docs.google.com/document/d/1kghGhxnfJfTJy0a5XKND_J4SzOxsHpNTAh-y_2Mh7Ew/edit#bookmark=id.t9jq5zd2ju50"><text:span text:style-name="T1"> </text:span></text:a><text:a xlink:type="simple" xlink:href="https://docs.google.com/document/d/1kghGhxnfJfTJy0a5XKND_J4SzOxsHpNTAh-y_2Mh7Ew/edit#bookmark=id.t9jq5zd2ju50"><text:span text:style-name="T1">Annat</text:span></text:a><text:a xlink:type="simple" xlink:href="https://docs.google.com/document/d/1kghGhxnfJfTJy0a5XKND_J4SzOxsHpNTAh-y_2Mh7Ew/edit#bookmark=id.t9jq5zd2ju50"><text:span text:style-name="T1"> </text:span></text:a><text:a xlink:type="simple" xlink:href="https://docs.google.com/document/d/1kghGhxnfJfTJy0a5XKND_J4SzOxsHpNTAh-y_2Mh7Ew/edit#bookmark=id.t9jq5zd2ju50"><text:span text:style-name="T1">returskäl</text:span></text:a></text:h>
      <text:p text:style-name="P1">Avser att testa när kund väljer annat returskäl.</text:p>
      <text:p text:style-name="P1"><text:bookmark text:name="id.s5dupf1fo0o"/></text:p>
      <text:h text:style-name="P8" text:outline-level="10"><text:bookmark text:name="h.5qbdcfsrgewh"/>TF <text:span text:style-name="T1">AF</text:span><text:span text:style-name="T1"> 1.1 10</text:span><text:span text:style-name="T1">b</text:span><text:span text:style-name="T1">, 10</text:span><text:span text:style-name="T1">a</text:span><text:span text:style-name="T1">1</text:span><text:span text:style-name="T1">a</text:span><text:span text:style-name="T1"> </text:span><text:span text:style-name="T1">Felhantering</text:span><text:span text:style-name="T1"> </text:span><text:span text:style-name="T1">vid</text:span><text:span text:style-name="T1"> </text:span><text:span text:style-name="T1">skapande</text:span><text:span text:style-name="T1"> </text:span><text:span text:style-name="T1">av</text:span><text:span text:style-name="T1"> </text:span><text:span text:style-name="T1">retur</text:span></text:h>
      <text:p text:style-name="P5">Avser att testa när returen ej kunde skapas/sparas</text:p>
      <text:p text:style-name="P1"/>
      <text:h text:style-name="P8" text:outline-level="10"><text:bookmark text:name="h.j4wzsl4mxqgd"/>Varuinformation<text:bookmark text:name="id.j1b1yk5wkco3"/></text:h>
      <text:h text:style-name="P6" text:outline-level="10"><text:bookmark text:name="h.ahjodmtqizm2"/>CASIO Collection</text:h>
      <text:list xml:id="list27118598910856229" text:style-name="LS1">
        <text:list-item>
          <text:p text:style-name="P9"><text:span text:style-name="T3">Varumärke</text:span><text:span text:style-name="T3">: </text:span><text:span text:style-name="T4">CASIO</text:span></text:p>
        </text:list-item>
        <text:list-item>
          <text:p text:style-name="P9"><text:soft-page-break/><text:span text:style-name="T3">Produktnamn</text:span><text:span text:style-name="T3">: </text:span><text:span text:style-name="T4">Collection</text:span></text:p>
        </text:list-item>
        <text:list-item>
          <text:p text:style-name="P9"><text:span text:style-name="T3">Artikelnummer</text:span><text:span text:style-name="T3">: </text:span><text:span text:style-name="T4">MTA</text:span><text:span text:style-name="T4">1010</text:span><text:span text:style-name="T4">D</text:span><text:span text:style-name="T4">1</text:span><text:span text:style-name="T4">AVEF</text:span></text:p>
        </text:list-item>
        <text:list-item>
          <text:p text:style-name="P9"><text:span text:style-name="T3">Typ</text:span><text:span text:style-name="T3">: </text:span><text:span text:style-name="T4">Analog</text:span><text:span text:style-name="T4">/</text:span><text:span text:style-name="T4">Digital</text:span></text:p>
        </text:list-item>
        <text:list-item>
          <text:p text:style-name="P9"><text:span text:style-name="T3">Mått</text:span><text:span text:style-name="T3"> </text:span><draw:frame draw:style-name="fr1" draw:name="grafik1" text:anchor-type="as-char" svg:width="0.265cm" svg:height="0.265cm" draw:z-index="0"><draw:image xlink:href="Pictures/100002010000000A0000000A26760946.png" xlink:type="simple" xlink:show="embed" xlink:actuate="onLoad"/></draw:frame><text:span text:style-name="T3">: </text:span><text:span text:style-name="T4">46</text:span><text:span text:style-name="T4">mm</text:span></text:p>
        </text:list-item>
      </text:list>
      <text:list xml:id="list7464950994209844836" text:style-name="LS2">
        <text:list-item>
          <text:p text:style-name="P10"><text:span text:style-name="T3">Urtavla</text:span><text:span text:style-name="T3">: </text:span><text:span text:style-name="T4">Svart</text:span></text:p>
        </text:list-item>
        <text:list-item>
          <text:p text:style-name="P10"><text:span text:style-name="T3">Armband</text:span><text:span text:style-name="T3">: </text:span><text:span text:style-name="T4">Länk</text:span></text:p>
        </text:list-item>
        <text:list-item>
          <text:p text:style-name="P10"><text:span text:style-name="T3">Glas</text:span><text:span text:style-name="T3">: </text:span><text:span text:style-name="T4">Mineral</text:span></text:p>
        </text:list-item>
        <text:list-item>
          <text:p text:style-name="P10"><text:span text:style-name="T3">Vattenskydd</text:span><text:span text:style-name="T3">: </text:span><text:span text:style-name="T4">50 </text:span><text:span text:style-name="T4">m</text:span></text:p>
        </text:list-item>
        <text:list-item>
          <text:p text:style-name="P10"><text:span text:style-name="T3">Beskrivning</text:span><text:span text:style-name="T3">: </text:span><text:span text:style-name="T4">Analog</text:span><text:span text:style-name="T4">/</text:span><text:span text:style-name="T4">Digital</text:span><text:span text:style-name="T4"> </text:span><text:span text:style-name="T4">herrklocka</text:span><text:span text:style-name="T4"> </text:span><text:span text:style-name="T4">med</text:span><text:span text:style-name="T4"> </text:span><text:span text:style-name="T4">boettstorlek</text:span><text:span text:style-name="T4"> 46 </text:span><text:span text:style-name="T4">mm</text:span><text:span text:style-name="T4"> </text:span><text:span text:style-name="T4">i</text:span><text:span text:style-name="T4"> </text:span><text:span text:style-name="T4">stål</text:span><text:span text:style-name="T4">. </text:span><text:span text:style-name="T4">Svart</text:span><text:span text:style-name="T4"> </text:span><text:span text:style-name="T4">urtavla</text:span><text:span text:style-name="T4">, </text:span><text:span text:style-name="T4">belysning</text:span><text:span text:style-name="T4">, </text:span><text:span text:style-name="T4">stoppur</text:span><text:span text:style-name="T4">, </text:span><text:span text:style-name="T4">alarm</text:span><text:span text:style-name="T4"> </text:span><text:span text:style-name="T4">och</text:span><text:span text:style-name="T4"> </text:span><text:span text:style-name="T4">stållänk</text:span><text:span text:style-name="T4">. </text:span><text:span text:style-name="T4">Vattenskyddad</text:span><text:span text:style-name="T4"> 50 </text:span><text:span text:style-name="T4">meter</text:span><text:span text:style-name="T4">. </text:span><text:span text:style-name="T4">Levereras</text:span><text:span text:style-name="T4"> </text:span><text:span text:style-name="T4">i</text:span><text:span text:style-name="T4"> </text:span><text:span text:style-name="T4">fint</text:span><text:span text:style-name="T4"> </text:span><text:span text:style-name="T4">etui</text:span><text:span text:style-name="T4">. </text:span><text:span text:style-name="T4">Presentinslagning</text:span><text:span text:style-name="T4"> </text:span><text:span text:style-name="T4">i</text:span><text:span text:style-name="T4"> </text:span><text:span text:style-name="T4">kassan</text:span><text:span text:style-name="T4">, </text:span><text:span text:style-name="T4">om</text:span><text:span text:style-name="T4"> </text:span><text:span text:style-name="T4">önskas</text:span><text:span text:style-name="T4">.</text:span></text:p>
        </text:list-item>
      </text:list>
      <text:p text:style-name="P1"><draw:frame draw:style-name="fr1" draw:name="1" text:anchor-type="as-char" svg:width="6.826cm" svg:height="7.408cm" draw:z-index="1"><draw:image/></draw:frame></text:p>
      <text:p text:style-name="P1"><text:bookmark text:name="id.qfuzam5aoira"/></text:p>
      <text:h text:style-name="P6" text:outline-level="10"><text:bookmark text:name="h.yqcqsurzy9gi"/>Diesel Little Daddy</text:h>
      <text:list xml:id="list1282745804463711894" text:style-name="LS3">
        <text:list-item>
          <text:p text:style-name="P11"><text:span text:style-name="T3">Varumärke</text:span><text:span text:style-name="T3">: </text:span><text:span text:style-name="T4">DIESEL</text:span></text:p>
        </text:list-item>
        <text:list-item>
          <text:p text:style-name="P11"><text:span text:style-name="T3">Produktnamn</text:span><text:span text:style-name="T3">: </text:span><text:span text:style-name="T4">Little</text:span><text:span text:style-name="T4"> </text:span><text:span text:style-name="T4">Daddy</text:span></text:p>
        </text:list-item>
        <text:list-item>
          <text:p text:style-name="P11"><text:span text:style-name="T3">Artikelnummer</text:span><text:span text:style-name="T3">: </text:span><text:span text:style-name="T4">DZ</text:span><text:span text:style-name="T4">7257</text:span></text:p>
        </text:list-item>
        <text:list-item>
          <text:p text:style-name="P11"><text:span text:style-name="T3">Typ</text:span><text:span text:style-name="T3">: </text:span><text:span text:style-name="T4">Multifunktion</text:span><text:span text:style-name="T4"> </text:span><text:span text:style-name="T4">och</text:span><text:span text:style-name="T4"> </text:span><text:span text:style-name="T4">kronograf</text:span></text:p>
        </text:list-item>
        <text:list-item>
          <text:p text:style-name="P11"><text:span text:style-name="T3">Mått</text:span><text:span text:style-name="T3"> </text:span><draw:frame draw:style-name="fr1" draw:name="2" text:anchor-type="as-char" svg:width="0.265cm" svg:height="0.265cm" draw:z-index="2"><draw:image xlink:href="Pictures/100002010000000A0000000A26760946.png" xlink:type="simple" xlink:show="embed" xlink:actuate="onLoad"/></draw:frame><text:span text:style-name="T3">: </text:span><text:span text:style-name="T4">51 </text:span><text:span text:style-name="T4">mm</text:span></text:p>
        </text:list-item>
      </text:list>
      <text:list xml:id="list9155034231840186608" text:style-name="LS4">
        <text:list-item>
          <text:p text:style-name="P12"><text:span text:style-name="T3">Urtavla</text:span><text:span text:style-name="T3">: </text:span><text:span text:style-name="T4">Svart</text:span><text:span text:style-name="T4">/</text:span><text:span text:style-name="T4">Blå</text:span></text:p>
        </text:list-item>
        <text:list-item>
          <text:p text:style-name="P12"><text:span text:style-name="T3">Armband</text:span><text:span text:style-name="T3">: </text:span><text:span text:style-name="T4">Läder</text:span></text:p>
        </text:list-item>
        <text:list-item>
          <text:p text:style-name="P12"><text:span text:style-name="T3">Glas</text:span><text:span text:style-name="T3">: </text:span><text:span text:style-name="T4">Mineral</text:span></text:p>
        </text:list-item>
        <text:list-item>
          <text:p text:style-name="P12"><text:span text:style-name="T3">Vattenskydd</text:span><text:span text:style-name="T3">: </text:span><text:span text:style-name="T4">30 </text:span><text:span text:style-name="T4">m</text:span></text:p>
        </text:list-item>
        <text:list-item>
          <text:p text:style-name="P12"><text:span text:style-name="T3">Beskrivning</text:span><text:span text:style-name="T3">: </text:span><text:span text:style-name="T4">Herrklocka</text:span><text:span text:style-name="T4"> </text:span><text:span text:style-name="T4">med</text:span><text:span text:style-name="T4"> </text:span><text:span text:style-name="T4">kronograf</text:span><text:span text:style-name="T4"> </text:span><text:span text:style-name="T4">och</text:span><text:span text:style-name="T4"> </text:span><text:span text:style-name="T4">multifunktion</text:span><text:span text:style-name="T4"> (</text:span><text:span text:style-name="T4">dag</text:span><text:span text:style-name="T4">, </text:span><text:span text:style-name="T4">datum</text:span><text:span text:style-name="T4"> </text:span><text:span text:style-name="T4">och</text:span><text:span text:style-name="T4"> 24 </text:span><text:span text:style-name="T4">timmarsvisning</text:span><text:span text:style-name="T4">), </text:span><text:span text:style-name="T4">och</text:span><text:span text:style-name="T4"> </text:span><text:span text:style-name="T4">svart</text:span><text:span text:style-name="T4"> </text:span><text:span text:style-name="T4">urtavla</text:span><text:span text:style-name="T4">, </text:span><text:span text:style-name="T4">färgat</text:span><text:span text:style-name="T4"> </text:span><text:span text:style-name="T4">glas</text:span><text:span text:style-name="T4"> </text:span><text:span text:style-name="T4">som</text:span><text:span text:style-name="T4"> </text:span><text:span text:style-name="T4">skiftar</text:span><text:span text:style-name="T4"> </text:span><text:span text:style-name="T4">i</text:span><text:span text:style-name="T4"> </text:span><text:span text:style-name="T4">blått</text:span><text:span text:style-name="T4"> </text:span><text:span text:style-name="T4">vid</text:span><text:span text:style-name="T4"> </text:span><text:span text:style-name="T4">viss</text:span><text:span text:style-name="T4"> </text:span><text:span text:style-name="T4">vinkel</text:span><text:span text:style-name="T4">, </text:span><text:span text:style-name="T4">boett</text:span><text:span text:style-name="T4"> 51 </text:span><text:span text:style-name="T4">mm</text:span><text:span text:style-name="T4">. </text:span><text:span text:style-name="T4">Läderarmband</text:span><text:span text:style-name="T4"> </text:span><text:span text:style-name="T4">i</text:span><text:span text:style-name="T4"> </text:span><text:span text:style-name="T4">svart</text:span><text:span text:style-name="T4">. </text:span><text:span text:style-name="T4">Mineralglas</text:span><text:span text:style-name="T4">. </text:span><text:span text:style-name="T4">Vattenskyddad</text:span><text:span text:style-name="T4"> 30 </text:span><text:span text:style-name="T4">meter</text:span><text:span text:style-name="T4">. </text:span><text:span text:style-name="T4">Levereras</text:span><text:span text:style-name="T4"> </text:span><text:span text:style-name="T4">i</text:span><text:span text:style-name="T4"> </text:span><text:span text:style-name="T4">fint</text:span><text:span text:style-name="T4"> </text:span><text:span text:style-name="T4">etui</text:span><text:span text:style-name="T4">. </text:span><text:span text:style-name="T4">Presentinslagning</text:span><text:span text:style-name="T4"> </text:span><text:span text:style-name="T4">i</text:span><text:span text:style-name="T4"> </text:span><text:span text:style-name="T4">kassan</text:span><text:span text:style-name="T4">, </text:span><text:span text:style-name="T4">om</text:span><text:span text:style-name="T4"> </text:span><text:span text:style-name="T4">önskas</text:span><text:span text:style-name="T4">.</text:span></text:p>
        </text:list-item>
      </text:list>
      <text:p text:style-name="P2"/>
      <text:p text:style-name="P1"><text:soft-page-break/><draw:frame draw:style-name="fr1" draw:name="3" text:anchor-type="as-char" svg:width="6.826cm" svg:height="7.408cm" draw:z-index="3"><draw:imag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space-before="3.492cm" text:min-label-width="0.318cm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space-before="7.302cm" text:min-label-width="0.318cm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space-before="11.112cm" text:min-label-width="0.318cm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Unix OpenOffice.org_project/341m1$Build-9593</meta:generator>
    <dc:title/>
    <meta:initial-creator/>
    <meta:editing-cycles>3</meta:editing-cycles>
    <dc:date>2013-12-12T17:44:11</dc:date>
    <meta:editing-duration>PT19M37S</meta:editing-duration>
    <meta:document-statistic meta:table-count="0" meta:image-count="4" meta:object-count="0" meta:page-count="4" meta:paragraph-count="65" meta:word-count="541" meta:character-count="3645"/>
  </office:meta>
</office:document-meta>
</file>